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1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uniformes y equipos deportivos para el 52 Aniversario de la CEM.,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MUNIR SPORT, C.A., RIF: J-30121109-0, por un monto de Bs. 12.465,60, ubicada en CALLE AZCUE SECTOR CENTRO Nº 26 PB. MATURIN ESTADO MONAGAS, MATURIN ESTADO MONAGAS
<text:line-break/>
<text:line-break/></text:p>
      <text:p text:style-name="P11"/>
      <text:p text:style-name="P5"><text:span text:style-name="T21">En Maturín, a los </text:span><text:span text:style-name="Fuente_20_de_20_párrafo_20_predeter."><text:span text:style-name="T17"><text:s/>un (0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